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Courier New" svg:font-family="'Courier New'" style:font-family-generic="roman" style:font-pitch="variable"/>
    <style:font-face style:name="Noto Serif" svg:font-family="'Noto Serif'" style:font-family-generic="roman" style:font-pitch="variable"/>
    <style:font-face style:name="Symbol" svg:font-family="Symbol" style:font-family-generic="roman" style:font-pitch="variable"/>
    <style:font-face style:name="Noto Sans1" svg:font-family="'Noto Sans'" style:font-family-generic="swiss" style:font-pitch="variable"/>
    <style:font-face style:name="Courier New1" svg:font-family="'Courier New'"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office:font-face-decls>
  <office:automatic-styles>
    <style:style style:name="P1" style:family="paragraph" style:parent-style-name="Text_20_body">
      <style:text-properties officeooo:rsid="00101e67" officeooo:paragraph-rsid="00101e67"/>
    </style:style>
    <style:style style:name="P2" style:family="paragraph" style:parent-style-name="Text_20_body">
      <style:text-properties officeooo:paragraph-rsid="00101e67"/>
    </style:style>
    <style:style style:name="P3" style:family="paragraph" style:parent-style-name="Subtitle">
      <style:text-properties officeooo:rsid="001b2e8a" officeooo:paragraph-rsid="000fb9ea"/>
    </style:style>
    <style:style style:name="P4" style:family="paragraph" style:parent-style-name="Standard">
      <style:text-properties officeooo:paragraph-rsid="00101e67"/>
    </style:style>
    <style:style style:name="P5" style:family="paragraph" style:parent-style-name="Standard">
      <style:paragraph-properties fo:text-align="justify" style:justify-single-word="false"/>
      <style:text-properties officeooo:paragraph-rsid="00101e67"/>
    </style:style>
    <style:style style:name="P6" style:family="paragraph" style:parent-style-name="Standard">
      <style:paragraph-properties fo:text-align="justify" style:justify-single-word="false"/>
      <style:text-properties fo:color="#000000" officeooo:paragraph-rsid="00101e67" style:font-size-complex="12pt"/>
    </style:style>
    <style:style style:name="P7"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01e67" fo:hyphenate="true" fo:hyphenation-remain-char-count="2" fo:hyphenation-push-char-count="2" loext:hyphenation-no-caps="false"/>
    </style:style>
    <style:style style:name="P8" style:family="paragraph" style:parent-style-name="Standard">
      <style:text-properties fo:language="en" fo:country="US" officeooo:paragraph-rsid="00101e67"/>
    </style:style>
    <style:style style:name="P9" style:family="paragraph" style:parent-style-name="Standard">
      <style:paragraph-properties fo:margin-left="1.27cm" fo:margin-right="0cm" fo:text-align="justify" style:justify-single-word="false" fo:text-indent="0cm" style:auto-text-indent="false"/>
      <style:text-properties officeooo:paragraph-rsid="00101e67"/>
    </style:style>
    <style:style style:name="P10" style:family="paragraph" style:parent-style-name="Standard">
      <style:paragraph-properties fo:margin-left="0.635cm" fo:margin-right="0cm" fo:text-indent="0cm" style:auto-text-indent="false"/>
      <style:text-properties fo:language="en" fo:country="US" officeooo:paragraph-rsid="00101e67"/>
    </style:style>
    <style:style style:name="P11" style:family="paragraph" style:parent-style-name="Standard">
      <style:paragraph-properties fo:margin-left="0.635cm" fo:margin-right="0cm" fo:text-indent="0cm" style:auto-text-indent="false"/>
      <style:text-properties officeooo:paragraph-rsid="00101e67"/>
    </style:style>
    <style:style style:name="P12" style:family="paragraph" style:parent-style-name="Title">
      <style:text-properties officeooo:rsid="001b2e8a" officeooo:paragraph-rsid="000fb9ea"/>
    </style:style>
    <style:style style:name="P13" style:family="paragraph" style:parent-style-name="Heading_20_1">
      <style:text-properties officeooo:rsid="00101e67" officeooo:paragraph-rsid="00101e67"/>
    </style:style>
    <style:style style:name="P14" style:family="paragraph" style:parent-style-name="Standard">
      <style:paragraph-properties fo:text-align="justify" style:justify-single-word="false"/>
      <style:text-properties fo:color="#000000" officeooo:paragraph-rsid="00101e67" style:font-size-complex="12pt"/>
    </style:style>
    <style:style style:name="P15"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n" fo:country="US" officeooo:paragraph-rsid="00101e67" style:font-size-asian="10pt" style:font-name-complex="Courier New1" fo:hyphenate="true" fo:hyphenation-remain-char-count="2" fo:hyphenation-push-char-count="2" loext:hyphenation-no-caps="false"/>
    </style:style>
    <style:style style:name="P16" style:family="paragraph" style:parent-style-name="Standard">
      <style:paragraph-properties fo:text-align="justify" style:justify-single-word="false"/>
      <style:text-properties officeooo:paragraph-rsid="00101e67"/>
    </style:style>
    <style:style style:name="P17" style:family="paragraph" style:parent-style-name="Standard">
      <style:paragraph-properties fo:text-align="justify" style:justify-single-word="false"/>
      <style:text-properties officeooo:rsid="001247e4" officeooo:paragraph-rsid="001247e4"/>
    </style:style>
    <style:style style:name="P18" style:family="paragraph" style:parent-style-name="Standard">
      <style:paragraph-properties fo:margin-left="0.635cm" fo:margin-right="0cm" fo:text-indent="0cm" style:auto-text-indent="false"/>
      <style:text-properties fo:language="en" fo:country="US" officeooo:paragraph-rsid="00101e67"/>
    </style:style>
    <style:style style:name="T1" style:family="text">
      <style:text-properties officeooo:rsid="000fb9ea"/>
    </style:style>
    <style:style style:name="T2" style:family="text">
      <style:text-properties officeooo:rsid="00101e67"/>
    </style:style>
    <style:style style:name="T3" style:family="text">
      <style:text-properties fo:color="#000000" fo:font-size="14pt" style:font-size-asian="14pt" style:font-size-complex="14pt"/>
    </style:style>
    <style:style style:name="T4" style:family="text">
      <style:text-properties fo:color="#000000" fo:font-size="14pt" fo:font-weight="bold" style:font-size-asian="14pt" style:font-weight-asian="bold" style:font-size-complex="14pt" style:font-weight-complex="bold"/>
    </style:style>
    <style:style style:name="T5" style:family="text">
      <style:text-properties fo:color="#000000" style:font-name="Symbol" fo:font-size="14pt" style:font-size-asian="14pt" style:font-name-complex="Symbol1" style:font-size-complex="14pt"/>
    </style:style>
    <style:style style:name="T6" style:family="text">
      <style:text-properties style:font-name="Courier New" fo:font-size="10pt" fo:language="en" fo:country="US" style:font-size-asian="10pt" style:font-name-complex="Courier New1"/>
    </style:style>
    <style:style style:name="T7" style:family="text">
      <style:text-properties style:font-name="Courier New" fo:font-size="10pt" fo:language="en" fo:country="US" fo:font-weight="bold" style:font-size-asian="10pt" style:font-weight-asian="bold" style:font-name-complex="Courier New1" style:font-weight-complex="bold"/>
    </style:style>
    <style:style style:name="T8" style:family="text">
      <style:text-properties fo:color="#0000ff" style:font-name="Courier New" fo:font-size="10pt" fo:language="en" fo:country="US" style:text-underline-style="solid" style:text-underline-width="auto" style:text-underline-color="font-color" style:font-size-asian="10pt" style:font-name-complex="Courier New1"/>
    </style:style>
    <style:style style:name="T9" style:family="text">
      <style:text-properties fo:language="en" fo:country="US"/>
    </style:style>
    <style:style style:name="T10" style:family="text">
      <style:text-properties fo:language="en" fo:country="GB" style:font-size-complex="12pt"/>
    </style:style>
    <style:style style:name="T11" style:family="text">
      <style:text-properties officeooo:rsid="0011678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PL – Tutorial <text:span text:style-name="T1">4</text:span></text:p>
      <text:p text:style-name="P3">COMP2007</text:p>
      <text:h text:style-name="P13" text:outline-level="1">EBNF:</text:h>
      <text:p text:style-name="P5">Question 1) Given the EBNF description below:</text:p>
      <text:p text:style-name="P5"/>
      <text:p text:style-name="P9"><text:span text:style-name="T3">&lt;program&gt;::=</text:span><text:span text:style-name="T4">begin</text:span><text:span text:style-name="T3">&lt;stmt_list&gt;</text:span><text:span text:style-name="T4">end<text:line-break/></text:span><text:span text:style-name="T3">&lt;stmt_list&gt;</text:span><text:span text:style-name="T5"></text:span><text:span text:style-name="T3">&lt;stmt&gt;{“</text:span><text:span text:style-name="T4">;”</text:span><text:span text:style-name="T3">&lt;stmt&gt;}<text:line-break/>&lt;stmt&gt;::=</text:span><text:span text:style-name="T5"></text:span><text:span text:style-name="T3">&lt;var&gt;”</text:span><text:span text:style-name="T4">=”</text:span><text:span text:style-name="T3">&lt;expression&gt;<text:line-break/>&lt;var&gt;::=</text:span><text:span text:style-name="T5"></text:span><text:span text:style-name="T4">A</text:span><text:span text:style-name="T3">|</text:span><text:span text:style-name="T4">B</text:span><text:span text:style-name="T3">|</text:span><text:span text:style-name="T4">C<text:line-break/></text:span><text:span text:style-name="T3">&lt;expression&gt;::=&lt;var&gt;[(</text:span><text:span text:style-name="T4">+</text:span><text:span text:style-name="T3">|</text:span><text:span text:style-name="T4">-</text:span><text:span text:style-name="T3">)&lt;var&gt;]<text:line-break/></text:span></text:p>
      <text:p text:style-name="P6">draw the corresponding syntax graphs for the EBNF rules.</text:p>
      <text:p text:style-name="P6"/>
      <text:p text:style-name="P6"/>
      <text:p text:style-name="P6">Question 2) Give the EBNF and syntax graph description of the FOR statement in Java.</text:p>
      <text:p text:style-name="P6"/>
      <text:p text:style-name="P15"><text:bookmark-start text:name="for_statement"/>&lt;for_statement&gt; </text:p>
      <text:p text:style-name="P7"><text:span text:style-name="T6"><text:s text:c="6"/></text:span><text:bookmark-end text:name="for_statement"/><text:span text:style-name="T6">::= </text:span></text:p>
      <text:p text:style-name="P7"><text:span text:style-name="T6"><text:s text:c="6"/></text:span><text:span text:style-name="T7">"for"</text:span><text:span text:style-name="T6"> </text:span><text:span text:style-name="T7">"("</text:span><text:span text:style-name="T6"> ( &lt;</text:span><text:a xlink:type="simple" xlink:href="http://cui.unige.ch/db-research/Enseignement/analyseinfo/JAVA/variable_declaration.html" text:style-name="ListLabel_20_1" text:visited-style-name="ListLabel_20_1"><text:span text:style-name="T8">variable_declaration</text:span></text:a><text:span text:style-name="T6">&gt; | ( &lt;</text:span><text:a xlink:type="simple" xlink:href="http://cui.unige.ch/db-research/Enseignement/analyseinfo/JAVA/expression.html" text:style-name="ListLabel_20_1" text:visited-style-name="ListLabel_20_1"><text:span text:style-name="T8">expression</text:span></text:a><text:span text:style-name="T6">&gt; </text:span><text:span text:style-name="T7">";"</text:span><text:span text:style-name="T6"> ) | </text:span><text:span text:style-name="T7">";"</text:span><text:span text:style-name="T6"> ) </text:span></text:p>
      <text:p text:style-name="P7"><text:span text:style-name="T6"><text:s text:c="6"/>[ &lt;</text:span><text:a xlink:type="simple" xlink:href="http://cui.unige.ch/db-research/Enseignement/analyseinfo/JAVA/expression.html" text:style-name="ListLabel_20_1" text:visited-style-name="ListLabel_20_1"><text:span text:style-name="T8">expression</text:span></text:a><text:span text:style-name="T6">&gt; ] </text:span><text:span text:style-name="T7">";"</text:span><text:span text:style-name="T6"> </text:span></text:p>
      <text:p text:style-name="P7"><text:span text:style-name="T6"><text:s text:c="6"/>[ &lt;</text:span><text:a xlink:type="simple" xlink:href="http://cui.unige.ch/db-research/Enseignement/analyseinfo/JAVA/expression.html" text:style-name="ListLabel_20_1" text:visited-style-name="ListLabel_20_1"><text:span text:style-name="T8">expression</text:span></text:a><text:span text:style-name="T6">&gt; ] </text:span><text:span text:style-name="T7">";"</text:span><text:span text:style-name="T6"> </text:span></text:p>
      <text:p text:style-name="P7"><text:span text:style-name="T6"><text:s text:c="6"/></text:span><text:span text:style-name="T7">")"</text:span><text:span text:style-name="T6"> &lt;</text:span><text:a xlink:type="simple" xlink:href="http://cui.unige.ch/db-research/Enseignement/analyseinfo/JAVA/statement.html" text:style-name="ListLabel_20_1" text:visited-style-name="ListLabel_20_1"><text:span text:style-name="T8">statement</text:span></text:a><text:span text:style-name="T6">&gt; </text:span></text:p>
      <text:p text:style-name="P5"/>
      <text:p text:style-name="P4">Question 3) i) Draw the syntax graphs down to the digit/letter level for a constant declaration which allows strings of the form shown below (each new constant is separated from the previous constant by a single coma, there can be an infinite number of constants declared using the same declaration, the first term is an identifier consisting of one or more alphanumeric characters while the value assigned is always a single digit signed integer):</text:p>
      <text:p text:style-name="P4"/>
      <text:p text:style-name="P11">const a = 5;</text:p>
      <text:p text:style-name="P11">const b = -2, c2 = 4, constant3 = 0;</text:p>
      <text:p text:style-name="P11"/>
      <text:p text:style-name="P5"/>
      <text:p text:style-name="P4">ii) <text:span text:style-name="T9">Draw the syntax graphs down to the digit/letter level for a type declaration which allows strings of the form shown below (each new type declaration is separated from the previous type by a single colon, there can be an infinite number of types declared </text:span><text:soft-page-break/><text:span text:style-name="T9">using the same declaration, the first term is an identifier consisting of one or more alphanumeric characters while the type is always one of three valid types – int, real or complex):</text:span></text:p>
      <text:p text:style-name="P8"/>
      <text:p text:style-name="P10">TYPE a : int;</text:p>
      <text:p text:style-name="P10">TYPE b : int, a : real, c : complex, x : complex;</text:p>
      <text:p text:style-name="P10"/>
      <text:p text:style-name="P10">Convert the syntax graphs to EBNF.</text:p>
      <text:p text:style-name="P5"/>
      <text:p text:style-name="P4">Question 4) <text:span text:style-name="T10">Languages continually evolve. What sort of restrictions are appropriate for changes made to programming languages? </text:span></text:p>
      <text:p text:style-name="P5"/>
      <text:p text:style-name="P5">Question 5) You are part of a committee that is given the task of designing a new procedural programming language. You are expected to contribute to the effort by specifying 3 things you would like to include in the language and 3 things that should under no circumstances be included in the new language. You are also required to explain your feature selection.</text:p>
      <text:p text:style-name="P5"/>
      <text:p text:style-name="P5">Question 6<text:bookmark text:name="_GoBack"/>) Write an EBNF grammar for lists of numbers: [], [1], [1, 2, 3], [2, 4, 5, 8, 23]. Your answer should cover all lists.</text:p>
      <text:p text:style-name="P5"/>
      <text:p text:style-name="P17">List-num::=</text:p>
      <text:p text:style-name="P17"><text:tab/>“[“[num{“,”num}]”]”</text:p>
      <text:p text:style-name="P17">num::= digit+</text:p>
      <text:p text:style-name="P17">digit::= [0-9]</text:p>
      <text:p text:style-name="P17"/>
      <text:p text:style-name="P17">{} = ()*</text:p>
      <text:p text:style-name="P4"/>
      <text:p text:style-name="P4"><text:tab/></text:p>
      <text:h text:style-name="P13" text:outline-level="1">Programming Assignment:</text:h>
      <text:p text:style-name="P2"><text:span text:style-name="T2">You will need the programs “flex”, “bison”, and “gcc”. You will also need </text:span><text:a xlink:type="simple" xlink:href="https://www.tldp.org/HOWTO/Lex-YACC-HOWTO-3.html" text:style-name="Internet_20_link" text:visited-style-name="Visited_20_Internet_20_Link"><text:span text:style-name="T2">this how to</text:span></text:a><text:span text:style-name="T2"> and probably </text:span><text:a xlink:type="simple" xlink:href="https://www.tldp.org/HOWTO/Lex-YACC-HOWTO-4.html" text:style-name="Internet_20_link" text:visited-style-name="Visited_20_Internet_20_Link"><text:span text:style-name="T2">this how to</text:span></text:a>.</text:p>
      <text:p text:style-name="P1">Yacc <text:span text:style-name="T11">(bison)</text:span> <text:s/>and Lex <text:span text:style-name="T11">(flex)</text:span> are the first elements in building a compiler or interpreter, so you’re going to build a simple interpreter. </text:p>
      <text:p text:style-name="P1">Using the EBNF you wrote for question 6 above, build a yacc and lex program that can accept a list of numbers of any length, and then outputs that list in sorted order. How you sort that list is up to you.</text:p>
      <text:p text:style-name="P1"><text:soft-page-break/>In addition to your reflection, your weekly question is:</text:p>
      <text:p text:style-name="P1">If you were building a compiler, how do you think you would implment a symbol table?</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Courier New" svg:font-family="'Courier New'" style:font-family-generic="roman" style:font-pitch="variable"/>
    <style:font-face style:name="Noto Serif" svg:font-family="'Noto Serif'" style:font-family-generic="roman" style:font-pitch="variable"/>
    <style:font-face style:name="Symbol" svg:font-family="Symbol" style:font-family-generic="roman" style:font-pitch="variable"/>
    <style:font-face style:name="Noto Sans1" svg:font-family="'Noto Sans'" style:font-family-generic="swiss" style:font-pitch="variable"/>
    <style:font-face style:name="Courier New1" svg:font-family="'Courier New'"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oto Serif" fo:font-size="12pt" fo:language="en" fo:country="AU" style:letter-kerning="true" style:font-name-asian="Noto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oto Serif" fo:font-size="12pt" fo:language="en" fo:country="AU" style:letter-kerning="true" style:font-name-asian="Noto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oto Sans1" fo:font-family="'Noto Sans'" style:font-family-generic="swiss" style:font-pitch="variable" fo:font-size="14pt" style:font-name-asian="Noto Sans" style:font-family-asian="'Noto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00ff" style:font-name="Courier New" fo:font-family="'Courier New'" style:font-family-generic="roman" style:font-pitch="variable" fo:font-size="10pt" fo:language="en" fo:country="US" style:text-underline-style="solid" style:text-underline-width="auto" style:text-underline-color="font-color" style:font-size-asian="10pt"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8-05T10:28:06.358554576</meta:creation-date>
    <dc:date>2021-08-30T11:59:31.215161624</dc:date>
    <meta:editing-duration>PT1H50S</meta:editing-duration>
    <meta:editing-cycles>5</meta:editing-cycles>
    <meta:generator>LibreOffice/6.4.7.2$Linux_X86_64 LibreOffice_project/40$Build-2</meta:generator>
    <meta:document-statistic meta:table-count="0" meta:image-count="0" meta:object-count="0" meta:page-count="3" meta:paragraph-count="35" meta:word-count="490" meta:character-count="2868" meta:non-whitespace-character-count="2378"/>
  </office:meta>
</office:document-meta>
</file>